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8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NDCG obtido para o Fold1 0,03 </text:p>
          </table:table-cell>
          <table:table-cell office:value-type="string" calcext:value-type="string">
            <text:p><text:s/>NDCG</text:p>
          </table:table-cell>
          <table:table-cell/>
          <table:table-cell table:number-columns-repeated="2" office:value-type="float" office:value="0.3" calcext:value-type="float">
            <text:p>0,3</text:p>
          </table:table-cell>
          <table:table-cell office:value-type="float" office:value="0.228056260029561" calcext:value-type="float">
            <text:p>0,22805626</text:p>
          </table:table-cell>
          <table:table-cell office:value-type="float" office:value="0.213676045453483" calcext:value-type="float">
            <text:p>0,2136760455</text:p>
          </table:table-cell>
          <table:table-cell office:value-type="float" office:value="0.204526280538333" calcext:value-type="float">
            <text:p>0,2045262805</text:p>
          </table:table-cell>
          <table:table-cell office:value-type="float" office:value="0.210557691770581" calcext:value-type="float">
            <text:p>0,2105576918</text:p>
          </table:table-cell>
          <table:table-cell office:value-type="float" office:value="0.215152657608902" calcext:value-type="float">
            <text:p>0,2151526576</text:p>
          </table:table-cell>
          <table:table-cell office:value-type="float" office:value="0.211626276563453" calcext:value-type="float">
            <text:p>0,2116262766</text:p>
          </table:table-cell>
          <table:table-cell office:value-type="float" office:value="0.208726049901797" calcext:value-type="float">
            <text:p>0,2087260499</text:p>
          </table:table-cell>
          <table:table-cell office:value-type="float" office:value="0.208235380471397" calcext:value-type="float">
            <text:p>0,2082353805</text:p>
          </table:table-cell>
          <table:table-cell/>
          <table:table-cell office:value-type="float" office:value="0.227124203998502" calcext:value-type="float">
            <text:p>0,227124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CG obtido para o Fold2 0,03 </text:p>
          </table:table-cell>
          <table:table-cell office:value-type="string" calcext:value-type="string">
            <text:p><text:s/>NDCG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45" calcext:value-type="float">
            <text:p>0,45</text:p>
          </table:table-cell>
          <table:table-cell office:value-type="float" office:value="0.402037506686374" calcext:value-type="float">
            <text:p>0,4020375067</text:p>
          </table:table-cell>
          <table:table-cell office:value-type="float" office:value="0.41880194514132" calcext:value-type="float">
            <text:p>0,4188019451</text:p>
          </table:table-cell>
          <table:table-cell office:value-type="float" office:value="0.405284331110541" calcext:value-type="float">
            <text:p>0,4052843311</text:p>
          </table:table-cell>
          <table:table-cell office:value-type="float" office:value="0.407952198831794" calcext:value-type="float">
            <text:p>0,4079521988</text:p>
          </table:table-cell>
          <table:table-cell office:value-type="float" office:value="0.398392298995981" calcext:value-type="float">
            <text:p>0,398392299</text:p>
          </table:table-cell>
          <table:table-cell office:value-type="float" office:value="0.393091778049964" calcext:value-type="float">
            <text:p>0,393091778</text:p>
          </table:table-cell>
          <table:table-cell office:value-type="float" office:value="0.39758980927928" calcext:value-type="float">
            <text:p>0,3975898093</text:p>
          </table:table-cell>
          <table:table-cell office:value-type="float" office:value="0.388189002697406" calcext:value-type="float">
            <text:p>0,3881890027</text:p>
          </table:table-cell>
          <table:table-cell/>
          <table:table-cell office:value-type="float" office:value="0.424059101037986" calcext:value-type="float">
            <text:p>0,424059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CG obtido para o Fold3 0,03 </text:p>
          </table:table-cell>
          <table:table-cell office:value-type="string" calcext:value-type="string">
            <text:p><text:s/>NDCG</text:p>
          </table:table-cell>
          <table:table-cell/>
          <table:table-cell table:number-columns-repeated="2" office:value-type="float" office:value="0.4" calcext:value-type="float">
            <text:p>0,4</text:p>
          </table:table-cell>
          <table:table-cell office:value-type="float" office:value="0.44353711100698" calcext:value-type="float">
            <text:p>0,443537111</text:p>
          </table:table-cell>
          <table:table-cell office:value-type="float" office:value="0.453436825821356" calcext:value-type="float">
            <text:p>0,4534368258</text:p>
          </table:table-cell>
          <table:table-cell office:value-type="float" office:value="0.477768858599145" calcext:value-type="float">
            <text:p>0,4777688586</text:p>
          </table:table-cell>
          <table:table-cell office:value-type="float" office:value="0.483440097335782" calcext:value-type="float">
            <text:p>0,4834400973</text:p>
          </table:table-cell>
          <table:table-cell office:value-type="float" office:value="0.490862803192748" calcext:value-type="float">
            <text:p>0,4908628032</text:p>
          </table:table-cell>
          <table:table-cell office:value-type="float" office:value="0.489497868397407" calcext:value-type="float">
            <text:p>0,4894978684</text:p>
          </table:table-cell>
          <table:table-cell office:value-type="float" office:value="0.494743865796087" calcext:value-type="float">
            <text:p>0,4947438658</text:p>
          </table:table-cell>
          <table:table-cell office:value-type="float" office:value="0.49343348513191" calcext:value-type="float">
            <text:p>0,4934334851</text:p>
          </table:table-cell>
          <table:table-cell/>
          <table:table-cell office:value-type="float" office:value="0.382674464141816" calcext:value-type="float">
            <text:p>0,3826744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CG obtido para o Fold4 0,03 </text:p>
          </table:table-cell>
          <table:table-cell office:value-type="string" calcext:value-type="string">
            <text:p><text:s/>NDCG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238009376671593" calcext:value-type="float">
            <text:p>0,2380093767</text:p>
          </table:table-cell>
          <table:table-cell office:value-type="float" office:value="0.303979073833583" calcext:value-type="float">
            <text:p>0,3039790738</text:p>
          </table:table-cell>
          <table:table-cell office:value-type="float" office:value="0.32358181401857" calcext:value-type="float">
            <text:p>0,323581814</text:p>
          </table:table-cell>
          <table:table-cell office:value-type="float" office:value="0.322206372280591" calcext:value-type="float">
            <text:p>0,3222063723</text:p>
          </table:table-cell>
          <table:table-cell office:value-type="float" office:value="0.312883598526171" calcext:value-type="float">
            <text:p>0,3128835985</text:p>
          </table:table-cell>
          <table:table-cell office:value-type="float" office:value="0.308606778958459" calcext:value-type="float">
            <text:p>0,308606779</text:p>
          </table:table-cell>
          <table:table-cell office:value-type="float" office:value="0.317826504676042" calcext:value-type="float">
            <text:p>0,3178265047</text:p>
          </table:table-cell>
          <table:table-cell office:value-type="float" office:value="0.337637716379284" calcext:value-type="float">
            <text:p>0,3376377164</text:p>
          </table:table-cell>
          <table:table-cell/>
          <table:table-cell office:value-type="float" office:value="0.409199251681721" calcext:value-type="float">
            <text:p>0,4091992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CG obtido para o Fold5 0,03 </text:p>
          </table:table-cell>
          <table:table-cell office:value-type="string" calcext:value-type="string">
            <text:p><text:s/>NDCG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0.402037506686374" calcext:value-type="float">
            <text:p>0,4020375067</text:p>
          </table:table-cell>
          <table:table-cell office:value-type="float" office:value="0.37775757729592" calcext:value-type="float">
            <text:p>0,3777575773</text:p>
          </table:table-cell>
          <table:table-cell office:value-type="float" office:value="0.390355450964544" calcext:value-type="float">
            <text:p>0,390355451</text:p>
          </table:table-cell>
          <table:table-cell office:value-type="float" office:value="0.369935754531917" calcext:value-type="float">
            <text:p>0,3699357545</text:p>
          </table:table-cell>
          <table:table-cell office:value-type="float" office:value="0.370929044710866" calcext:value-type="float">
            <text:p>0,3709290447</text:p>
          </table:table-cell>
          <table:table-cell office:value-type="float" office:value="0.350159339891224" calcext:value-type="float">
            <text:p>0,3501593399</text:p>
          </table:table-cell>
          <table:table-cell office:value-type="float" office:value="0.339446134168498" calcext:value-type="float">
            <text:p>0,3394461342</text:p>
          </table:table-cell>
          <table:table-cell office:value-type="float" office:value="0.332655524424022" calcext:value-type="float">
            <text:p>0,3326555244</text:p>
          </table:table-cell>
          <table:table-cell/>
          <table:table-cell office:value-type="float" office:value="0.323147403810106" calcext:value-type="float">
            <text:p>0,3231474038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formula="of:=AVERAGE([.D1:.D5])" office:value-type="float" office:value="0.3" calcext:value-type="float">
            <text:p>0,3</text:p>
          </table:table-cell>
          <table:table-cell table:formula="of:=AVERAGE([.E1:.E5])" office:value-type="float" office:value="0.37" calcext:value-type="float">
            <text:p>0,37</text:p>
          </table:table-cell>
          <table:table-cell table:formula="of:=AVERAGE([.F1:.F5])" office:value-type="float" office:value="0.342735552216176" calcext:value-type="float">
            <text:p>0,3427355522</text:p>
          </table:table-cell>
          <table:table-cell table:formula="of:=AVERAGE([.G1:.G5])" office:value-type="float" office:value="0.353530293509132" calcext:value-type="float">
            <text:p>0,3535302935</text:p>
          </table:table-cell>
          <table:table-cell table:formula="of:=AVERAGE([.H1:.H5])" office:value-type="float" office:value="0.360303347046227" calcext:value-type="float">
            <text:p>0,360303347</text:p>
          </table:table-cell>
          <table:table-cell table:formula="of:=AVERAGE([.I1:.I5])" office:value-type="float" office:value="0.358818422950133" calcext:value-type="float">
            <text:p>0,358818423</text:p>
          </table:table-cell>
          <table:table-cell table:formula="of:=AVERAGE([.J1:.J5])" office:value-type="float" office:value="0.357644080606934" calcext:value-type="float">
            <text:p>0,3576440806</text:p>
          </table:table-cell>
          <table:table-cell table:formula="of:=AVERAGE([.K1:.K5])" office:value-type="float" office:value="0.350596408372101" calcext:value-type="float">
            <text:p>0,3505964084</text:p>
          </table:table-cell>
          <table:table-cell table:formula="of:=AVERAGE([.L1:.L5])" office:value-type="float" office:value="0.351666472764341" calcext:value-type="float">
            <text:p>0,3516664728</text:p>
          </table:table-cell>
          <table:table-cell table:formula="of:=AVERAGE([.M1:.M5])" office:value-type="float" office:value="0.352030221820804" calcext:value-type="float">
            <text:p>0,3520302218</text:p>
          </table:table-cell>
          <table:table-cell/>
          <table:table-cell table:formula="of:=AVERAGE([.O1:.O5])" office:value-type="float" office:value="0.353240884934026" calcext:value-type="float">
            <text:p>0,3532408849</text:p>
          </table:table-cell>
          <table:table-cell table:number-columns-repeated="3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NDCG obtido para o Fold1 0,02 </text:p>
          </table:table-cell>
          <table:table-cell office:value-type="string" calcext:value-type="string">
            <text:p><text:s/>NDCG</text:p>
          </table:table-cell>
          <table:table-cell/>
          <table:table-cell table:number-columns-repeated="2" office:value-type="float" office:value="0.3" calcext:value-type="float">
            <text:p>0,3</text:p>
          </table:table-cell>
          <table:table-cell office:value-type="float" office:value="0.252037506686374" calcext:value-type="float">
            <text:p>0,2520375067</text:p>
          </table:table-cell>
          <table:table-cell office:value-type="float" office:value="0.217857862481543" calcext:value-type="float">
            <text:p>0,2178578625</text:p>
          </table:table-cell>
          <table:table-cell office:value-type="float" office:value="0.22029462387849" calcext:value-type="float">
            <text:p>0,2202946239</text:p>
          </table:table-cell>
          <table:table-cell office:value-type="float" office:value="0.214983557637464" calcext:value-type="float">
            <text:p>0,2149835576</text:p>
          </table:table-cell>
          <table:table-cell office:value-type="float" office:value="0.202662470644633" calcext:value-type="float">
            <text:p>0,2026624706</text:p>
          </table:table-cell>
          <table:table-cell office:value-type="float" office:value="0.207220766594455" calcext:value-type="float">
            <text:p>0,2072207666</text:p>
          </table:table-cell>
          <table:table-cell office:value-type="float" office:value="0.210969678375403" calcext:value-type="float">
            <text:p>0,2109696784</text:p>
          </table:table-cell>
          <table:table-cell office:value-type="float" office:value="0.204323995816741" calcext:value-type="float">
            <text:p>0,2043239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CG obtido para o Fold2 0,02 </text:p>
          </table:table-cell>
          <table:table-cell office:value-type="string" calcext:value-type="string">
            <text:p><text:s/>NDCG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 office:value-type="float" office:value="0.45" calcext:value-type="float">
            <text:p>0,45</text:p>
          </table:table-cell>
          <table:table-cell office:value-type="float" office:value="0.427960320490396" calcext:value-type="float">
            <text:p>0,4279603205</text:p>
          </table:table-cell>
          <table:table-cell office:value-type="float" office:value="0.413937032781353" calcext:value-type="float">
            <text:p>0,4139370328</text:p>
          </table:table-cell>
          <table:table-cell office:value-type="float" office:value="0.396902087645269" calcext:value-type="float">
            <text:p>0,3969020876</text:p>
          </table:table-cell>
          <table:table-cell office:value-type="float" office:value="0.396877638919064" calcext:value-type="float">
            <text:p>0,3968776389</text:p>
          </table:table-cell>
          <table:table-cell office:value-type="float" office:value="0.39935884261484" calcext:value-type="float">
            <text:p>0,3993588426</text:p>
          </table:table-cell>
          <table:table-cell office:value-type="float" office:value="0.403888282589361" calcext:value-type="float">
            <text:p>0,4038882826</text:p>
          </table:table-cell>
          <table:table-cell office:value-type="float" office:value="0.394513931089595" calcext:value-type="float">
            <text:p>0,3945139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CG obtido para o Fold3 0,02 </text:p>
          </table:table-cell>
          <table:table-cell office:value-type="string" calcext:value-type="string">
            <text:p><text:s/>NDCG</text:p>
          </table:table-cell>
          <table:table-cell/>
          <table:table-cell table:number-columns-repeated="2" office:value-type="float" office:value="0.4" calcext:value-type="float">
            <text:p>0,4</text:p>
          </table:table-cell>
          <table:table-cell office:value-type="float" office:value="0.467518357663793" calcext:value-type="float">
            <text:p>0,4675183577</text:p>
          </table:table-cell>
          <table:table-cell office:value-type="float" office:value="0.476623331185213" calcext:value-type="float">
            <text:p>0,4766233312</text:p>
          </table:table-cell>
          <table:table-cell office:value-type="float" office:value="0.484079942765301" calcext:value-type="float">
            <text:p>0,4840799428</text:p>
          </table:table-cell>
          <table:table-cell office:value-type="float" office:value="0.491949289411354" calcext:value-type="float">
            <text:p>0,4919492894</text:p>
          </table:table-cell>
          <table:table-cell office:value-type="float" office:value="0.48025639109404" calcext:value-type="float">
            <text:p>0,4802563911</text:p>
          </table:table-cell>
          <table:table-cell office:value-type="float" office:value="0.49382199754875" calcext:value-type="float">
            <text:p>0,4938219975</text:p>
          </table:table-cell>
          <table:table-cell office:value-type="float" office:value="0.506898594447329" calcext:value-type="float">
            <text:p>0,5068985944</text:p>
          </table:table-cell>
          <table:table-cell office:value-type="float" office:value="0.50556754776466" calcext:value-type="float">
            <text:p>0,5055675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CG obtido para o Fold4 0,02 </text:p>
          </table:table-cell>
          <table:table-cell office:value-type="string" calcext:value-type="string">
            <text:p><text:s/>NDCG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238009376671593" calcext:value-type="float">
            <text:p>0,2380093767</text:p>
          </table:table-cell>
          <table:table-cell office:value-type="float" office:value="0.303979073833583" calcext:value-type="float">
            <text:p>0,3039790738</text:p>
          </table:table-cell>
          <table:table-cell office:value-type="float" office:value="0.32358181401857" calcext:value-type="float">
            <text:p>0,323581814</text:p>
          </table:table-cell>
          <table:table-cell office:value-type="float" office:value="0.322206372280591" calcext:value-type="float">
            <text:p>0,3222063723</text:p>
          </table:table-cell>
          <table:table-cell office:value-type="float" office:value="0.312883598526171" calcext:value-type="float">
            <text:p>0,3128835985</text:p>
          </table:table-cell>
          <table:table-cell office:value-type="float" office:value="0.308606778958459" calcext:value-type="float">
            <text:p>0,308606779</text:p>
          </table:table-cell>
          <table:table-cell office:value-type="float" office:value="0.317826504676042" calcext:value-type="float">
            <text:p>0,3178265047</text:p>
          </table:table-cell>
          <table:table-cell office:value-type="float" office:value="0.32918563129959" calcext:value-type="float">
            <text:p>0,3291856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CG obtido para o Fold5 0,02 </text:p>
          </table:table-cell>
          <table:table-cell office:value-type="string" calcext:value-type="string">
            <text:p><text:s/>NDCG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0.378056260029561" calcext:value-type="float">
            <text:p>0,37805626</text:p>
          </table:table-cell>
          <table:table-cell office:value-type="float" office:value="0.357606063105869" calcext:value-type="float">
            <text:p>0,3576060631</text:p>
          </table:table-cell>
          <table:table-cell office:value-type="float" office:value="0.37264069817144" calcext:value-type="float">
            <text:p>0,3726406982</text:p>
          </table:table-cell>
          <table:table-cell office:value-type="float" office:value="0.36375417992298" calcext:value-type="float">
            <text:p>0,3637541799</text:p>
          </table:table-cell>
          <table:table-cell office:value-type="float" office:value="0.365258989728963" calcext:value-type="float">
            <text:p>0,3652589897</text:p>
          </table:table-cell>
          <table:table-cell office:value-type="float" office:value="0.344896792126717" calcext:value-type="float">
            <text:p>0,3448967921</text:p>
          </table:table-cell>
          <table:table-cell office:value-type="float" office:value="0.328150165028046" calcext:value-type="float">
            <text:p>0,328150165</text:p>
          </table:table-cell>
          <table:table-cell office:value-type="float" office:value="0.322006701366557" calcext:value-type="float">
            <text:p>0,3220067014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formula="of:=AVERAGE([.D14:.D18])" office:value-type="float" office:value="0.3" calcext:value-type="float">
            <text:p>0,3</text:p>
          </table:table-cell>
          <table:table-cell table:formula="of:=AVERAGE([.E14:.E18])" office:value-type="float" office:value="0.37" calcext:value-type="float">
            <text:p>0,37</text:p>
          </table:table-cell>
          <table:table-cell table:formula="of:=AVERAGE([.F14:.F18])" office:value-type="float" office:value="0.357124300210264" calcext:value-type="float">
            <text:p>0,3571243002</text:p>
          </table:table-cell>
          <table:table-cell table:formula="of:=AVERAGE([.G14:.G18])" office:value-type="float" office:value="0.356805330219321" calcext:value-type="float">
            <text:p>0,3568053302</text:p>
          </table:table-cell>
          <table:table-cell table:formula="of:=AVERAGE([.H14:.H18])" office:value-type="float" office:value="0.362906822323031" calcext:value-type="float">
            <text:p>0,3629068223</text:p>
          </table:table-cell>
          <table:table-cell table:formula="of:=AVERAGE([.I14:.I18])" office:value-type="float" office:value="0.357959097379532" calcext:value-type="float">
            <text:p>0,3579590974</text:p>
          </table:table-cell>
          <table:table-cell table:formula="of:=AVERAGE([.J14:.J18])" office:value-type="float" office:value="0.351587817782574" calcext:value-type="float">
            <text:p>0,3515878178</text:p>
          </table:table-cell>
          <table:table-cell table:formula="of:=AVERAGE([.K14:.K18])" office:value-type="float" office:value="0.350781035568644" calcext:value-type="float">
            <text:p>0,3507810356</text:p>
          </table:table-cell>
          <table:table-cell table:formula="of:=AVERAGE([.L14:.L18])" office:value-type="float" office:value="0.353546645023236" calcext:value-type="float">
            <text:p>0,353546645</text:p>
          </table:table-cell>
          <table:table-cell table:formula="of:=AVERAGE([.M14:.M18])" office:value-type="float" office:value="0.351119561467429" calcext:value-type="float">
            <text:p>0,3511195615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ndcg</text:p>
          </table:table-cell>
          <table:table-cell/>
          <table:table-cell table:style-name="ce2" office:value-type="float" office:value="0.23157818686165" calcext:value-type="float">
            <text:p>0,232</text:p>
          </table:table-cell>
          <table:table-cell table:style-name="ce2"/>
          <table:table-cell table:style-name="ce2" office:value-type="float" office:value="0.26732859850356" calcext:value-type="float">
            <text:p>0,267</text:p>
          </table:table-cell>
          <table:table-cell table:style-name="ce2" office:value-type="float" office:value="0.27527787259139" calcext:value-type="float">
            <text:p>0,27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ndcg</text:p>
          </table:table-cell>
          <table:table-cell/>
          <table:table-cell table:style-name="ce2" office:value-type="float" office:value="0.448324938216373" calcext:value-type="float">
            <text:p>0,448</text:p>
          </table:table-cell>
          <table:table-cell table:style-name="ce2"/>
          <table:table-cell table:style-name="ce2" office:value-type="float" office:value="0.332869586755866" calcext:value-type="float">
            <text:p>0,333</text:p>
          </table:table-cell>
          <table:table-cell table:style-name="ce2" office:value-type="float" office:value="0.326261281277392" calcext:value-type="float">
            <text:p>0,32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ndcg</text:p>
          </table:table-cell>
          <table:table-cell/>
          <table:table-cell table:style-name="ce2" office:value-type="float" office:value="0.426360253436027" calcext:value-type="float">
            <text:p>0,426</text:p>
          </table:table-cell>
          <table:table-cell table:style-name="ce2"/>
          <table:table-cell table:style-name="ce2" office:value-type="float" office:value="0.367433164620848" calcext:value-type="float">
            <text:p>0,367</text:p>
          </table:table-cell>
          <table:table-cell table:style-name="ce2" office:value-type="float" office:value="0.380536044990294" calcext:value-type="float">
            <text:p>0,38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ndcg</text:p>
          </table:table-cell>
          <table:table-cell/>
          <table:table-cell table:style-name="ce2" office:value-type="float" office:value="0.370201942466737" calcext:value-type="float">
            <text:p>0,370</text:p>
          </table:table-cell>
          <table:table-cell table:style-name="ce2"/>
          <table:table-cell table:style-name="ce2" office:value-type="float" office:value="0.348502619909731" calcext:value-type="float">
            <text:p>0,349</text:p>
          </table:table-cell>
          <table:table-cell table:style-name="ce2" office:value-type="float" office:value="0.344591650049953" calcext:value-type="float">
            <text:p>0,34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ndcg</text:p>
          </table:table-cell>
          <table:table-cell/>
          <table:table-cell table:style-name="ce2" office:value-type="float" office:value="0.306381893968313" calcext:value-type="float">
            <text:p>0,306</text:p>
          </table:table-cell>
          <table:table-cell table:style-name="ce2"/>
          <table:table-cell table:style-name="ce2" office:value-type="float" office:value="0.329593730357895" calcext:value-type="float">
            <text:p>0,330</text:p>
          </table:table-cell>
          <table:table-cell table:style-name="ce2" office:value-type="float" office:value="0.3551359059625" calcext:value-type="float">
            <text:p>0,355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  <table:table-cell table:style-name="ce2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2" table:formula="of:=AVERAGE([.M26:.M30])" office:value-type="float" office:value="0.35656944298982" calcext:value-type="float">
            <text:p>0,357</text:p>
          </table:table-cell>
          <table:table-cell table:style-name="ce2"/>
          <table:table-cell table:style-name="ce2" table:formula="of:=AVERAGE([.O26:.O30])" office:value-type="float" office:value="0.32914554002958" calcext:value-type="float">
            <text:p>0,329</text:p>
          </table:table-cell>
          <table:table-cell table:style-name="ce2" table:formula="of:=AVERAGE([.P26:.P30])" office:value-type="float" office:value="0.336360550974306" calcext:value-type="float">
            <text:p>0,336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64*0.3" office:value-type="float" office:value="19.2" calcext:value-type="float">
            <text:p>19,2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1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office:value-type="float" office:value="0.21402813001478" calcext:value-type="float">
            <text:p>0,21402813</text:p>
          </table:table-cell>
          <table:table-cell office:value-type="float" office:value="0.201888165319553" calcext:value-type="float">
            <text:p>0,2018881653</text:p>
          </table:table-cell>
          <table:table-cell office:value-type="float" office:value="0.194163814444822" calcext:value-type="float">
            <text:p>0,1941638144</text:p>
          </table:table-cell>
          <table:table-cell office:value-type="float" office:value="0.20019522567707" calcext:value-type="float">
            <text:p>0,2001952257</text:p>
          </table:table-cell>
          <table:table-cell office:value-type="float" office:value="0.196515283269598" calcext:value-type="float">
            <text:p>0,1965152833</text:p>
          </table:table-cell>
          <table:table-cell office:value-type="float" office:value="0.193583620413693" calcext:value-type="float">
            <text:p>0,1935836204</text:p>
          </table:table-cell>
          <table:table-cell office:value-type="float" office:value="0.184803941628358" calcext:value-type="float">
            <text:p>0,1848039416</text:p>
          </table:table-cell>
          <table:table-cell office:value-type="float" office:value="0.185090104111567" calcext:value-type="float">
            <text:p>0,1850901041</text:p>
          </table:table-cell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2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office:value-type="float" office:value="0.278056260029561" calcext:value-type="float">
            <text:p>0,27805626</text:p>
          </table:table-cell>
          <table:table-cell office:value-type="float" office:value="0.273575760267859" calcext:value-type="float">
            <text:p>0,2735757603</text:p>
          </table:table-cell>
          <table:table-cell office:value-type="float" office:value="0.246540532206301" calcext:value-type="float">
            <text:p>0,2465405322</text:p>
          </table:table-cell>
          <table:table-cell office:value-type="float" office:value="0.230035231350546" calcext:value-type="float">
            <text:p>0,2300352314</text:p>
          </table:table-cell>
          <table:table-cell office:value-type="float" office:value="0.227831484510072" calcext:value-type="float">
            <text:p>0,2278314845</text:p>
          </table:table-cell>
          <table:table-cell office:value-type="float" office:value="0.249359818126897" calcext:value-type="float">
            <text:p>0,2493598181</text:p>
          </table:table-cell>
          <table:table-cell office:value-type="float" office:value="0.255702066479725" calcext:value-type="float">
            <text:p>0,2557020665</text:p>
          </table:table-cell>
          <table:table-cell office:value-type="float" office:value="0.254871413287924" calcext:value-type="float">
            <text:p>0,2548714133</text:p>
          </table:table-cell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3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33597186998522" calcext:value-type="float">
            <text:p>0,33597187</text:p>
          </table:table-cell>
          <table:table-cell office:value-type="float" office:value="0.384382387399307" calcext:value-type="float">
            <text:p>0,3843823874</text:p>
          </table:table-cell>
          <table:table-cell office:value-type="float" office:value="0.407341629343396" calcext:value-type="float">
            <text:p>0,4073416293</text:p>
          </table:table-cell>
          <table:table-cell office:value-type="float" office:value="0.410915178990791" calcext:value-type="float">
            <text:p>0,410915179</text:p>
          </table:table-cell>
          <table:table-cell office:value-type="float" office:value="0.423876432191089" calcext:value-type="float">
            <text:p>0,4238764322</text:p>
          </table:table-cell>
          <table:table-cell office:value-type="float" office:value="0.422823041315348" calcext:value-type="float">
            <text:p>0,4228230413</text:p>
          </table:table-cell>
          <table:table-cell office:value-type="float" office:value="0.421956693560073" calcext:value-type="float">
            <text:p>0,4219566936</text:p>
          </table:table-cell>
          <table:table-cell office:value-type="float" office:value="0.426955982843831" calcext:value-type="float">
            <text:p>0,4269559828</text:p>
          </table:table-cell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4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float" office:value="0.126018753343187" calcext:value-type="float">
            <text:p>0,1260187533</text:p>
          </table:table-cell>
          <table:table-cell office:value-type="float" office:value="0.17984848580995" calcext:value-type="float">
            <text:p>0,1798484858</text:p>
          </table:table-cell>
          <table:table-cell office:value-type="float" office:value="0.170193047216536" calcext:value-type="float">
            <text:p>0,1701930472</text:p>
          </table:table-cell>
          <table:table-cell office:value-type="float" office:value="0.202253606789517" calcext:value-type="float">
            <text:p>0,2022536068</text:p>
          </table:table-cell>
          <table:table-cell office:value-type="float" office:value="0.20366770863771" calcext:value-type="float">
            <text:p>0,2036677086</text:p>
          </table:table-cell>
          <table:table-cell office:value-type="float" office:value="0.201352239942714" calcext:value-type="float">
            <text:p>0,2013522399</text:p>
          </table:table-cell>
          <table:table-cell office:value-type="float" office:value="0.199447912543914" calcext:value-type="float">
            <text:p>0,1994479125</text:p>
          </table:table-cell>
          <table:table-cell office:value-type="float" office:value="0.203572928229162" calcext:value-type="float">
            <text:p>0,2035729282</text:p>
          </table:table-cell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5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28056260029561" calcext:value-type="float">
            <text:p>0,22805626</text:p>
          </table:table-cell>
          <table:table-cell office:value-type="float" office:value="0.191636365943879" calcext:value-type="float">
            <text:p>0,1916363659</text:p>
          </table:table-cell>
          <table:table-cell office:value-type="float" office:value="0.172325488757052" calcext:value-type="float">
            <text:p>0,1723254888</text:p>
          </table:table-cell>
          <table:table-cell office:value-type="float" office:value="0.178166199278408" calcext:value-type="float">
            <text:p>0,1781661993</text:p>
          </table:table-cell>
          <table:table-cell office:value-type="float" office:value="0.174340973583467" calcext:value-type="float">
            <text:p>0,1743409736</text:p>
          </table:table-cell>
          <table:table-cell office:value-type="float" office:value="0.171293569346232" calcext:value-type="float">
            <text:p>0,1712935693</text:p>
          </table:table-cell>
          <table:table-cell office:value-type="float" office:value="0.168787270989994" calcext:value-type="float">
            <text:p>0,168787271</text:p>
          </table:table-cell>
          <table:table-cell office:value-type="float" office:value="0.160947256003374" calcext:value-type="float">
            <text:p>0,160947256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8"/>
          <table:table-cell table:formula="of:=AVERAGE([.I43:.I47])" office:value-type="float" office:value="0.26" calcext:value-type="float">
            <text:p>0,26</text:p>
          </table:table-cell>
          <table:table-cell table:formula="of:=AVERAGE([.J43:.J47])" office:value-type="float" office:value="0.27" calcext:value-type="float">
            <text:p>0,27</text:p>
          </table:table-cell>
          <table:table-cell table:formula="of:=AVERAGE([.K43:.K47])" office:value-type="float" office:value="0.236426254680462" calcext:value-type="float">
            <text:p>0,2364262547</text:p>
          </table:table-cell>
          <table:table-cell table:formula="of:=AVERAGE([.L43:.L47])" office:value-type="float" office:value="0.24626623294811" calcext:value-type="float">
            <text:p>0,2462662329</text:p>
          </table:table-cell>
          <table:table-cell table:formula="of:=AVERAGE([.M43:.M47])" office:value-type="float" office:value="0.238112902393621" calcext:value-type="float">
            <text:p>0,2381129024</text:p>
          </table:table-cell>
          <table:table-cell table:formula="of:=AVERAGE([.N43:.N47])" office:value-type="float" office:value="0.244313088417266" calcext:value-type="float">
            <text:p>0,2443130884</text:p>
          </table:table-cell>
          <table:table-cell table:formula="of:=AVERAGE([.O43:.O47])" office:value-type="float" office:value="0.245246376438387" calcext:value-type="float">
            <text:p>0,2452463764</text:p>
          </table:table-cell>
          <table:table-cell table:formula="of:=AVERAGE([.P43:.P47])" office:value-type="float" office:value="0.247682457828977" calcext:value-type="float">
            <text:p>0,2476824578</text:p>
          </table:table-cell>
          <table:table-cell table:formula="of:=AVERAGE([.Q43:.Q47])" office:value-type="float" office:value="0.246139577040413" calcext:value-type="float">
            <text:p>0,246139577</text:p>
          </table:table-cell>
          <table:table-cell table:formula="of:=AVERAGE([.R43:.R47])" office:value-type="float" office:value="0.246287536895172" calcext:value-type="float">
            <text:p>0,2462875369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1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52037506686374" calcext:value-type="float">
            <text:p>0,2520375067</text:p>
          </table:table-cell>
          <table:table-cell office:value-type="float" office:value="0.217857862481543" calcext:value-type="float">
            <text:p>0,2178578625</text:p>
          </table:table-cell>
          <table:table-cell office:value-type="float" office:value="0.22029462387849" calcext:value-type="float">
            <text:p>0,2202946239</text:p>
          </table:table-cell>
          <table:table-cell office:value-type="float" office:value="0.214983557637464" calcext:value-type="float">
            <text:p>0,2149835576</text:p>
          </table:table-cell>
          <table:table-cell office:value-type="float" office:value="0.202662470644633" calcext:value-type="float">
            <text:p>0,2026624706</text:p>
          </table:table-cell>
          <table:table-cell office:value-type="float" office:value="0.207220766594455" calcext:value-type="float">
            <text:p>0,2072207666</text:p>
          </table:table-cell>
          <table:table-cell office:value-type="float" office:value="0.210969678375403" calcext:value-type="float">
            <text:p>0,2109696784</text:p>
          </table:table-cell>
          <table:table-cell office:value-type="float" office:value="0.204323995816741" calcext:value-type="float">
            <text:p>0,2043239958</text:p>
          </table:table-cell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2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45" calcext:value-type="float">
            <text:p>0,45</text:p>
          </table:table-cell>
          <table:table-cell office:value-type="float" office:value="0.427960320490396" calcext:value-type="float">
            <text:p>0,4279603205</text:p>
          </table:table-cell>
          <table:table-cell office:value-type="float" office:value="0.413937032781353" calcext:value-type="float">
            <text:p>0,4139370328</text:p>
          </table:table-cell>
          <table:table-cell office:value-type="float" office:value="0.396902087645269" calcext:value-type="float">
            <text:p>0,3969020876</text:p>
          </table:table-cell>
          <table:table-cell office:value-type="float" office:value="0.396877638919064" calcext:value-type="float">
            <text:p>0,3968776389</text:p>
          </table:table-cell>
          <table:table-cell office:value-type="float" office:value="0.39935884261484" calcext:value-type="float">
            <text:p>0,3993588426</text:p>
          </table:table-cell>
          <table:table-cell office:value-type="float" office:value="0.403888282589361" calcext:value-type="float">
            <text:p>0,4038882826</text:p>
          </table:table-cell>
          <table:table-cell office:value-type="float" office:value="0.394513931089595" calcext:value-type="float">
            <text:p>0,3945139311</text:p>
          </table:table-cell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3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67518357663793" calcext:value-type="float">
            <text:p>0,4675183577</text:p>
          </table:table-cell>
          <table:table-cell office:value-type="float" office:value="0.476623331185213" calcext:value-type="float">
            <text:p>0,4766233312</text:p>
          </table:table-cell>
          <table:table-cell office:value-type="float" office:value="0.484079942765301" calcext:value-type="float">
            <text:p>0,4840799428</text:p>
          </table:table-cell>
          <table:table-cell office:value-type="float" office:value="0.491949289411354" calcext:value-type="float">
            <text:p>0,4919492894</text:p>
          </table:table-cell>
          <table:table-cell office:value-type="float" office:value="0.48025639109404" calcext:value-type="float">
            <text:p>0,4802563911</text:p>
          </table:table-cell>
          <table:table-cell office:value-type="float" office:value="0.49382199754875" calcext:value-type="float">
            <text:p>0,4938219975</text:p>
          </table:table-cell>
          <table:table-cell office:value-type="float" office:value="0.506898594447329" calcext:value-type="float">
            <text:p>0,5068985944</text:p>
          </table:table-cell>
          <table:table-cell office:value-type="float" office:value="0.50556754776466" calcext:value-type="float">
            <text:p>0,5055675478</text:p>
          </table:table-cell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4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238009376671593" calcext:value-type="float">
            <text:p>0,2380093767</text:p>
          </table:table-cell>
          <table:table-cell office:value-type="float" office:value="0.303979073833583" calcext:value-type="float">
            <text:p>0,3039790738</text:p>
          </table:table-cell>
          <table:table-cell office:value-type="float" office:value="0.32358181401857" calcext:value-type="float">
            <text:p>0,323581814</text:p>
          </table:table-cell>
          <table:table-cell office:value-type="float" office:value="0.322206372280591" calcext:value-type="float">
            <text:p>0,3222063723</text:p>
          </table:table-cell>
          <table:table-cell office:value-type="float" office:value="0.312883598526171" calcext:value-type="float">
            <text:p>0,3128835985</text:p>
          </table:table-cell>
          <table:table-cell office:value-type="float" office:value="0.308606778958459" calcext:value-type="float">
            <text:p>0,308606779</text:p>
          </table:table-cell>
          <table:table-cell office:value-type="float" office:value="0.317826504676042" calcext:value-type="float">
            <text:p>0,3178265047</text:p>
          </table:table-cell>
          <table:table-cell office:value-type="float" office:value="0.32918563129959" calcext:value-type="float">
            <text:p>0,3291856313</text:p>
          </table:table-cell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5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0.378056260029561" calcext:value-type="float">
            <text:p>0,37805626</text:p>
          </table:table-cell>
          <table:table-cell office:value-type="float" office:value="0.357606063105869" calcext:value-type="float">
            <text:p>0,3576060631</text:p>
          </table:table-cell>
          <table:table-cell office:value-type="float" office:value="0.37264069817144" calcext:value-type="float">
            <text:p>0,3726406982</text:p>
          </table:table-cell>
          <table:table-cell office:value-type="float" office:value="0.36375417992298" calcext:value-type="float">
            <text:p>0,3637541799</text:p>
          </table:table-cell>
          <table:table-cell office:value-type="float" office:value="0.365258989728963" calcext:value-type="float">
            <text:p>0,3652589897</text:p>
          </table:table-cell>
          <table:table-cell office:value-type="float" office:value="0.344896792126717" calcext:value-type="float">
            <text:p>0,3448967921</text:p>
          </table:table-cell>
          <table:table-cell office:value-type="float" office:value="0.328150165028046" calcext:value-type="float">
            <text:p>0,328150165</text:p>
          </table:table-cell>
          <table:table-cell office:value-type="float" office:value="0.322006701366557" calcext:value-type="float">
            <text:p>0,3220067014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8"/>
          <table:table-cell table:formula="of:=AVERAGE([.I55:.I59])" office:value-type="float" office:value="0.3" calcext:value-type="float">
            <text:p>0,3</text:p>
          </table:table-cell>
          <table:table-cell table:formula="of:=AVERAGE([.J55:.J59])" office:value-type="float" office:value="0.37" calcext:value-type="float">
            <text:p>0,37</text:p>
          </table:table-cell>
          <table:table-cell table:formula="of:=AVERAGE([.K55:.K59])" office:value-type="float" office:value="0.357124300210264" calcext:value-type="float">
            <text:p>0,3571243002</text:p>
          </table:table-cell>
          <table:table-cell table:formula="of:=AVERAGE([.L55:.L59])" office:value-type="float" office:value="0.356805330219321" calcext:value-type="float">
            <text:p>0,3568053302</text:p>
          </table:table-cell>
          <table:table-cell table:formula="of:=AVERAGE([.M55:.M59])" office:value-type="float" office:value="0.362906822323031" calcext:value-type="float">
            <text:p>0,3629068223</text:p>
          </table:table-cell>
          <table:table-cell table:formula="of:=AVERAGE([.N55:.N59])" office:value-type="float" office:value="0.357959097379532" calcext:value-type="float">
            <text:p>0,3579590974</text:p>
          </table:table-cell>
          <table:table-cell table:formula="of:=AVERAGE([.O55:.O59])" office:value-type="float" office:value="0.351587817782574" calcext:value-type="float">
            <text:p>0,3515878178</text:p>
          </table:table-cell>
          <table:table-cell table:formula="of:=AVERAGE([.P55:.P59])" office:value-type="float" office:value="0.350781035568644" calcext:value-type="float">
            <text:p>0,3507810356</text:p>
          </table:table-cell>
          <table:table-cell table:formula="of:=AVERAGE([.Q55:.Q59])" office:value-type="float" office:value="0.353546645023236" calcext:value-type="float">
            <text:p>0,353546645</text:p>
          </table:table-cell>
          <table:table-cell table:formula="of:=AVERAGE([.R55:.R59])" office:value-type="float" office:value="0.351119561467429" calcext:value-type="float">
            <text:p>0,3511195615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1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1402813001478" calcext:value-type="float">
            <text:p>0,21402813</text:p>
          </table:table-cell>
          <table:table-cell office:value-type="float" office:value="0.201888165319553" calcext:value-type="float">
            <text:p>0,2018881653</text:p>
          </table:table-cell>
          <table:table-cell office:value-type="float" office:value="0.218348214425543" calcext:value-type="float">
            <text:p>0,2183482144</text:p>
          </table:table-cell>
          <table:table-cell office:value-type="float" office:value="0.21322784889541" calcext:value-type="float">
            <text:p>0,2132278489</text:p>
          </table:table-cell>
          <table:table-cell office:value-type="float" office:value="0.201052045190047" calcext:value-type="float">
            <text:p>0,2010520452</text:p>
          </table:table-cell>
          <table:table-cell office:value-type="float" office:value="0.198539076068948" calcext:value-type="float">
            <text:p>0,1985390761</text:p>
          </table:table-cell>
          <table:table-cell office:value-type="float" office:value="0.196472316989031" calcext:value-type="float">
            <text:p>0,196472317</text:p>
          </table:table-cell>
          <table:table-cell office:value-type="float" office:value="0.190615856241239" calcext:value-type="float">
            <text:p>0,1906158562</text:p>
          </table:table-cell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2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office:value-type="float" office:value="0.361990623328407" calcext:value-type="float">
            <text:p>0,3619906233</text:p>
          </table:table-cell>
          <table:table-cell office:value-type="float" office:value="0.339081531842437" calcext:value-type="float">
            <text:p>0,3390815318</text:p>
          </table:table-cell>
          <table:table-cell office:value-type="float" office:value="0.308598195027404" calcext:value-type="float">
            <text:p>0,308598195</text:p>
          </table:table-cell>
          <table:table-cell office:value-type="float" office:value="0.309232062847987" calcext:value-type="float">
            <text:p>0,3092320628</text:p>
          </table:table-cell>
          <table:table-cell office:value-type="float" office:value="0.32262274584194" calcext:value-type="float">
            <text:p>0,3226227458</text:p>
          </table:table-cell>
          <table:table-cell office:value-type="float" office:value="0.327549039317387" calcext:value-type="float">
            <text:p>0,3275490393</text:p>
          </table:table-cell>
          <table:table-cell office:value-type="float" office:value="0.318863465048268" calcext:value-type="float">
            <text:p>0,318863465</text:p>
          </table:table-cell>
          <table:table-cell office:value-type="float" office:value="0.326599244991728" calcext:value-type="float">
            <text:p>0,326599245</text:p>
          </table:table-cell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3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4353711100698" calcext:value-type="float">
            <text:p>0,443537111</text:p>
          </table:table-cell>
          <table:table-cell office:value-type="float" office:value="0.456471816995163" calcext:value-type="float">
            <text:p>0,456471817</text:p>
          </table:table-cell>
          <table:table-cell office:value-type="float" office:value="0.452609641557797" calcext:value-type="float">
            <text:p>0,4526096416</text:p>
          </table:table-cell>
          <table:table-cell office:value-type="float" office:value="0.462214602437441" calcext:value-type="float">
            <text:p>0,4622146024</text:p>
          </table:table-cell>
          <table:table-cell office:value-type="float" office:value="0.479770821476059" calcext:value-type="float">
            <text:p>0,4797708215</text:p>
          </table:table-cell>
          <table:table-cell office:value-type="float" office:value="0.496174781995101" calcext:value-type="float">
            <text:p>0,496174782</text:p>
          </table:table-cell>
          <table:table-cell office:value-type="float" office:value="0.494541389761086" calcext:value-type="float">
            <text:p>0,4945413898</text:p>
          </table:table-cell>
          <table:table-cell office:value-type="float" office:value="0.493165609691488" calcext:value-type="float">
            <text:p>0,4931656097</text:p>
          </table:table-cell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4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258667593050499" calcext:value-type="float">
            <text:p>0,2586675931</text:p>
          </table:table-cell>
          <table:table-cell office:value-type="float" office:value="0.303467022679252" calcext:value-type="float">
            <text:p>0,3034670227</text:p>
          </table:table-cell>
          <table:table-cell office:value-type="float" office:value="0.303972696357516" calcext:value-type="float">
            <text:p>0,3039726964</text:p>
          </table:table-cell>
          <table:table-cell office:value-type="float" office:value="0.294535304902551" calcext:value-type="float">
            <text:p>0,2945353049</text:p>
          </table:table-cell>
          <table:table-cell office:value-type="float" office:value="0.303895346121218" calcext:value-type="float">
            <text:p>0,3038953461</text:p>
          </table:table-cell>
          <table:table-cell office:value-type="float" office:value="0.300201532187157" calcext:value-type="float">
            <text:p>0,3002015322</text:p>
          </table:table-cell>
          <table:table-cell office:value-type="float" office:value="0.310860612692979" calcext:value-type="float">
            <text:p>0,3108606127</text:p>
          </table:table-cell>
          <table:table-cell office:value-type="float" office:value="0.307936957859777" calcext:value-type="float">
            <text:p>0,3079369579</text:p>
          </table:table-cell>
        </table:table-row>
        <table:table-row table:style-name="ro1">
          <table:table-cell office:value-type="string" calcext:value-type="string">
            <text:p>NDCG</text:p>
          </table:table-cell>
          <table:table-cell office:value-type="string" calcext:value-type="string">
            <text:p>obtido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old5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NDCG:</text:p>
          </table:table-cell>
          <table:table-cell office:value-type="float" office:value="0.4" calcext:value-type="float">
            <text:p>0,4</text:p>
          </table:table-cell>
          <table:table-cell office:value-type="float" office:value="0.35" calcext:value-type="float">
            <text:p>0,35</text:p>
          </table:table-cell>
          <table:table-cell office:value-type="float" office:value="0.31402813001478" calcext:value-type="float">
            <text:p>0,31402813</text:p>
          </table:table-cell>
          <table:table-cell office:value-type="float" office:value="0.27984848580995" calcext:value-type="float">
            <text:p>0,2798484858</text:p>
          </table:table-cell>
          <table:table-cell office:value-type="float" office:value="0.261963022663541" calcext:value-type="float">
            <text:p>0,2619630227</text:p>
          </table:table-cell>
          <table:table-cell office:value-type="float" office:value="0.25902143847669" calcext:value-type="float">
            <text:p>0,2590214385</text:p>
          </table:table-cell>
          <table:table-cell office:value-type="float" office:value="0.256780424171968" calcext:value-type="float">
            <text:p>0,2567804242</text:p>
          </table:table-cell>
          <table:table-cell office:value-type="float" office:value="0.240621084849487" calcext:value-type="float">
            <text:p>0,2406210848</text:p>
          </table:table-cell>
          <table:table-cell office:value-type="float" office:value="0.252805326147467" calcext:value-type="float">
            <text:p>0,2528053261</text:p>
          </table:table-cell>
          <table:table-cell office:value-type="float" office:value="0.242485611924102" calcext:value-type="float">
            <text:p>0,2424856119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8"/>
          <table:table-cell table:formula="of:=AVERAGE([.I65:.I69])" office:value-type="float" office:value="0.28" calcext:value-type="float">
            <text:p>0,28</text:p>
          </table:table-cell>
          <table:table-cell table:formula="of:=AVERAGE([.J65:.J69])" office:value-type="float" office:value="0.31" calcext:value-type="float">
            <text:p>0,31</text:p>
          </table:table-cell>
          <table:table-cell table:formula="of:=AVERAGE([.K65:.K69])" office:value-type="float" office:value="0.318450317483089" calcext:value-type="float">
            <text:p>0,3184503175</text:p>
          </table:table-cell>
          <table:table-cell table:formula="of:=AVERAGE([.L65:.L69])" office:value-type="float" office:value="0.316151404529271" calcext:value-type="float">
            <text:p>0,3161514045</text:p>
          </table:table-cell>
          <table:table-cell table:formula="of:=AVERAGE([.M65:.M69])" office:value-type="float" office:value="0.30909835400636" calcext:value-type="float">
            <text:p>0,309098354</text:p>
          </table:table-cell>
          <table:table-cell table:formula="of:=AVERAGE([.N65:.N69])" office:value-type="float" office:value="0.307646251512016" calcext:value-type="float">
            <text:p>0,3076462515</text:p>
          </table:table-cell>
          <table:table-cell table:formula="of:=AVERAGE([.O65:.O69])" office:value-type="float" office:value="0.312824276560246" calcext:value-type="float">
            <text:p>0,3128242766</text:p>
          </table:table-cell>
          <table:table-cell table:formula="of:=AVERAGE([.P65:.P69])" office:value-type="float" office:value="0.312617102883616" calcext:value-type="float">
            <text:p>0,3126171029</text:p>
          </table:table-cell>
          <table:table-cell table:formula="of:=AVERAGE([.Q65:.Q69])" office:value-type="float" office:value="0.314708622127766" calcext:value-type="float">
            <text:p>0,3147086221</text:p>
          </table:table-cell>
          <table:table-cell table:formula="of:=AVERAGE([.R65:.R69])" office:value-type="float" office:value="0.312160656141667" calcext:value-type="float">
            <text:p>0,3121606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09:23:08.503445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5:56:24.527511260</meta:creation-date>
    <dc:date>2018-04-04T13:09:55.500788422</dc:date>
    <meta:editing-duration>PT24M41S</meta:editing-duration>
    <meta:editing-cycles>3</meta:editing-cycles>
    <meta:generator>LibreOffice/5.1.6.2$Linux_X86_64 LibreOffice_project/10m0$Build-2</meta:generator>
    <meta:document-statistic meta:table-count="1" meta:cell-count="473" meta:object-count="0"/>
  </office:meta>
</office:document-meta>
</file>